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CorrelationSet.HCorrelat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setScope( H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setProcess( H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setInstance( HProcessInstanc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HCorrelationSet( HScop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CorrelationS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Set.setProperties( Collection &lt; HCorrelationProperty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